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35cm" fo:min-width="14.222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pt" style:font-size-asian="3pt" style:font-size-complex="3pt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22cm" svg:height="1.6cm" svg:x="92.24cm" svg:y="8.4cm">
          <draw:text-box>
            <text:p><text:span text:style-name="T1"><text:file-name text:display="name">005-011-QMBHWTunnelin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1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2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3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3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3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3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3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3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3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3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3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3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4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3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3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3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3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3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5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3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3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3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3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5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3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3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3">QMLevel</text:span></text:p>
        </draw:connector>
        <draw:connector draw:style-name="gr12" draw:text-style-name="P7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3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3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3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3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4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9.9cm" svg:y="7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5cm">
              <text:p text:style-name="P9"><text:span text:style-name="T3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9cm" svg:y="7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20.7cm" svg:y="78.8cm">
              <text:p text:style-name="P9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9cm" svg:y="7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9cm" svg:y="79.402cm">
                <text:p text:style-name="P9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cm" svg:y="79.402cm">
                <text:p text:style-name="P9"><text:span text:style-name="T3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3.2cm" svg:y1="79.101cm" svg:x2="26.502cm" svg:y2="79.4cm" draw:start-shape="id19" draw:start-glue-point="1" draw:end-shape="id20" draw:end-glue-point="6" svg:d="M23200 79101l3302 299" svg:viewBox="0 0 3303 300">
          <text:p/>
        </draw:connector>
        <draw:connector draw:style-name="gr12" draw:text-style-name="P7" draw:layer="Config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g xml:id="id21" draw:id="id21">
          <draw:g>
            <draw:custom-shape draw:style-name="gr7" draw:text-style-name="P10" draw:layer="ConfigLayout" svg:width="0.8cm" svg:height="0.3cm" svg:x="20.3cm" svg:y="80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198cm">
              <text:p text:style-name="P9"><text:span text:style-name="T3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3cm" svg:y="80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1cm" svg:y="80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3cm" svg:y="80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5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3cm" svg:y="81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4cm" svg:y="81.1cm">
                <text:p text:style-name="P9"><text:span text:style-name="T3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3.6cm" svg:y1="80.799cm" svg:x2="27.1cm" svg:y2="81.15cm" draw:start-shape="id21" draw:start-glue-point="1" draw:end-shape="id22" draw:end-glue-point="6" svg:d="M23600 80799l3500 351" svg:viewBox="0 0 35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6">Transfer</text:span></text:p>
        </draw:connector>
        <draw:connector draw:style-name="gr12" draw:text-style-name="P7" draw:layer="ConfigLayout" draw:type="line" svg:x1="24.9cm" svg:y1="82.501cm" svg:x2="27.601cm" svg:y2="82.751cm" draw:start-shape="id23" draw:start-glue-point="1" draw:end-shape="id24" draw:end-glue-point="6" svg:d="M24900 82501l2701 250" svg:viewBox="0 0 2702 251">
          <text:p/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4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0.128cm" svg:y2="86.928cm" draw:start-shape="id2" draw:start-glue-point="6" draw:end-shape="id25" draw:end-glue-point="9" svg:d="M39201 107199l-9073-20271" svg:viewBox="0 0 9074 20272">
          <text:p/>
        </draw:connector>
        <draw:connector draw:style-name="gr11" draw:text-style-name="P7" draw:layer="ConfigLayout" draw:type="line" svg:x1="27.851cm" svg:y1="82.501cm" svg:x2="27.35cm" svg:y2="81.4cm" draw:start-shape="id24" draw:start-glue-point="4" draw:end-shape="id22" draw:end-glue-point="8" svg:d="M27851 82501l-501-1101" svg:viewBox="0 0 502 1102">
          <text:p text:style-name="P9"><text:span text:style-name="T6">Transfer</text:span></text:p>
        </draw:connector>
        <draw:connector draw:style-name="gr11" draw:text-style-name="P7" draw:layer="ConfigLayout" draw:type="line" svg:x1="28.95cm" svg:y1="84.5cm" svg:x2="27.851cm" svg:y2="83.001cm" draw:start-shape="id26" draw:start-glue-point="4" draw:end-shape="id24" draw:end-glue-point="8" svg:d="M28950 84500l-1099-1499" svg:viewBox="0 0 1100 1500">
          <text:p text:style-name="P9"><text:span text:style-name="T6">Transfer</text:span></text:p>
        </draw:connector>
        <draw:connector draw:style-name="gr11" draw:text-style-name="P7" draw:layer="ConfigLayout" draw:type="line" svg:x1="29.774cm" svg:y1="86.574cm" svg:x2="28.95cm" svg:y2="85cm" draw:start-shape="id25" draw:start-glue-point="5" draw:end-shape="id26" draw:end-glue-point="8" svg:d="M29774 86574l-824-1574" svg:viewBox="0 0 825 1575">
          <text:p text:style-name="P9"><text:span text:style-name="T6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3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3">Reset</text:span></text:p>
        </draw:connector>
        <draw:g xml:id="id28" draw:id="id28">
          <draw:g>
            <draw:custom-shape draw:style-name="gr16" draw:text-style-name="P10" draw:layer="ConfigLayout" svg:width="0.8cm" svg:height="0.3cm" svg:x="41.9cm" svg:y="82.0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cm">
              <text:p text:style-name="P9"><text:span text:style-name="T3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9cm" svg:y="82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7cm" svg:y="82.3cm">
              <text:p text:style-name="P9"><text:span text:style-name="T3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9cm" svg:y="82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4.1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9cm" svg:y="82.902cm">
                <text:p text:style-name="P9"><text:span text:style-name="T3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cm" svg:y="82.9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55cm" svg:y1="82cm" svg:x2="43.251cm" svg:y2="80.701cm" draw:start-shape="id28" draw:start-glue-point="0" draw:end-shape="id29" draw:end-glue-point="8" svg:d="M43550 82000l-299-1299" svg:viewBox="0 0 300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3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3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3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3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6">005-011-QMBHWTunnelin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3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3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3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3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3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3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3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3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3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3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3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3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3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3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3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3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3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3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3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3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3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3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3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3">ResetValue</text:span></text:p>
        </draw:connector>
        <draw:g xml:id="id45" draw:id="id4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1">LaserX</text:span></text:p>
              <text:p text:style-name="P2"><text:span text:style-name="T1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svg:x1="28.773cm" svg:y1="84.573cm" svg:x2="93.801cm" svg:y2="31.9cm" draw:start-shape="id26" draw:start-glue-point="5" svg:d="M28773 84573c0-39934 65028-13598 65028-52673" svg:viewBox="0 0 65029 52674">
          <text:p/>
        </draw:connector>
        <draw:connector draw:style-name="gr28" draw:text-style-name="P14" draw:layer="layout" draw:type="curve" svg:x1="39.118cm" svg:y1="79.176cm" svg:x2="38.301cm" svg:y2="45.7cm" draw:start-shape="id44" draw:start-glue-point="4" draw:end-shape="id45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6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7">Layer 2 </text:span></text:p>
          <text:p text:style-name="P15"><text:span text:style-name="T7">Control</text:span></text:p>
          <draw:enhanced-geometry svg:viewBox="0 0 21600 21600" draw:type="rectangle" draw:enhanced-path="M 0 0 L 21600 0 21600 21600 0 21600 0 0 Z N"/>
        </draw:custom-shape>
        <draw:g xml:id="id47" draw:id="id47">
          <draw:g>
            <draw:custom-shape draw:style-name="gr16" draw:text-style-name="P10" draw:layer="ConfigLayout" svg:width="0.8cm" svg:height="0.3cm" svg:x="48.4cm" svg:y="55.3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7" draw:start-glue-point="1" draw:end-shape="id46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8" draw:start-glue-point="1" draw:end-shape="id46" draw:end-glue-point="6" svg:d="M55600 48651l2002 851" svg:viewBox="0 0 2003 852">
          <text:p/>
        </draw:connector>
        <draw:g xml:id="id48" draw:id="id48">
          <draw:g>
            <draw:custom-shape draw:style-name="gr16" draw:text-style-name="P10" draw:layer="ConfigLayout" svg:width="0.8cm" svg:height="0.3cm" svg:x="52.3cm" svg:y="48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49" draw:start-glue-point="3" draw:end-shape="id46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0" draw:start-glue-point="1" draw:end-shape="id45" draw:end-glue-point="6" svg:d="M37000 45350l1301 350" svg:viewBox="0 0 1302 351">
          <text:p/>
        </draw:connector>
        <draw:g xml:id="id51" draw:id="id51">
          <draw:g>
            <draw:custom-shape draw:style-name="gr16" draw:text-style-name="P10" draw:layer="ConfigLayout" svg:width="0.8cm" svg:height="0.3cm" svg:x="37.3cm" svg:y="38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1" draw:start-glue-point="1" draw:end-shape="id45" draw:end-glue-point="5" svg:d="M40600 38850l2798-949" svg:viewBox="0 0 2799 950">
          <text:p/>
        </draw:connector>
        <draw:g xml:id="id52" draw:id="id52">
          <draw:g>
            <draw:custom-shape draw:style-name="gr16" draw:text-style-name="P10" draw:layer="ConfigLayout" svg:width="0.8cm" svg:height="0.3cm" svg:x="50.8cm" svg:y="44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2" draw:start-glue-point="3" draw:end-shape="id45" draw:end-glue-point="4" svg:d="M50800 44451l-2402 1248" svg:viewBox="0 0 2403 1249">
          <text:p/>
        </draw:connector>
        <draw:g xml:id="id100" draw:id="id100">
          <draw:g>
            <draw:custom-shape draw:style-name="gr16" draw:text-style-name="P10" draw:layer="ConfigLayout" svg:width="0.8cm" svg:height="0.3cm" svg:x="105.9cm" svg:y="29.57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6.7cm" svg:y="29.569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5.9cm" svg:y="29.87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1cm" svg:y="30.4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471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471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1cm" svg:y="30.17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0.171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171cm">
                <text:p text:style-name="P9"><text:span text:style-name="T3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0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5.9cm" svg:y="30.771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0.771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071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0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371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371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1cm" svg:y="31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.9cm" svg:y="31.67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cm" svg:y="31.67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5.9cm" svg:y="29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3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3">Env,QMSensor,QMVariables,Sequence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3" draw:id="id53">
          <draw:g>
            <draw:custom-shape draw:style-name="gr7" draw:text-style-name="P10" draw:layer="layout" svg:width="0.8cm" svg:height="0.3cm" svg:x="22.8cm" svg:y="84.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198cm">
              <text:p text:style-name="P9"><text:span text:style-name="T3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2.8cm" svg:y="84.5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3.6cm" svg:y="84.4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2.8cm" svg:y="84.8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cm" svg:y="85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8cm" svg:y="85.1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5.1cm">
                <text:p text:style-name="P9"><text:span text:style-name="T3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1cm" svg:y1="84.799cm" svg:x2="28.773cm" svg:y2="84.927cm" draw:start-shape="id53" draw:start-glue-point="1" draw:end-shape="id26" draw:end-glue-point="7" svg:d="M26100 84799l2673 128" svg:viewBox="0 0 2674 129">
          <text:p/>
        </draw:connector>
        <draw:connector draw:style-name="gr12" draw:text-style-name="P7" draw:layer="layout" draw:type="line" svg:x1="39.201cm" svg:y1="107.199cm" svg:x2="29.127cm" svg:y2="84.927cm" draw:start-shape="id2" draw:start-glue-point="6" draw:end-shape="id26" draw:end-glue-point="9" svg:d="M39201 107199l-10074-22272" svg:viewBox="0 0 10075 222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4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4" draw:start-glue-point="2" draw:end-shape="id27" draw:end-glue-point="11" svg:d="M43250 77802l-1657 1445" svg:viewBox="0 0 1658 1446">
          <text:p/>
        </draw:connector>
        <draw:g xml:id="id54" draw:id="id54">
          <draw:g>
            <draw:custom-shape draw:style-name="gr16" draw:text-style-name="P10" draw:layer="layout" svg:width="0.8cm" svg:height="0.3cm" svg:x="41.6cm" svg:y="75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3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5" draw:id="id55">
          <draw:g>
            <draw:custom-shape draw:style-name="gr16" draw:text-style-name="P10" draw:layer="layout" svg:width="0.8cm" svg:height="0.3cm" svg:x="34.8cm" svg:y="73.9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3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3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3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3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3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5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7">Layer 0 </text:span></text:p>
          <text:p text:style-name="P15"><text:span text:style-name="T7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7">Layer 1 </text:span></text:p>
          <text:p text:style-name="P15"><text:span text:style-name="T7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28.7cm" svg:y="8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3.9cm" svg:y1="31.9cm" svg:x2="43.6cm" svg:y2="36.449cm" svg:d="M103900 31900c-45225 0-15075 4549-60300 4549" svg:viewBox="0 0 60301 4550">
          <text:p/>
        </draw:connector>
        <draw:connector draw:style-name="gr28" draw:text-style-name="P14" draw:layer="layout" draw:type="curve" svg:x1="48.398cm" svg:y1="45.699cm" svg:x2="57.602cm" svg:y2="49.502cm" draw:start-shape="id45" draw:start-glue-point="4" draw:end-shape="id46" draw:end-glue-point="6" svg:d="M48398 45699c0 2779 9204 878 9204 3803" svg:viewBox="0 0 9205 3804">
          <text:p/>
        </draw:connector>
        <draw:connector draw:style-name="gr11" draw:text-style-name="P10" draw:layer="layout" draw:type="line" svg:x1="29.2cm" svg:y1="84.75cm" svg:x2="36.599cm" svg:y2="79.399cm" draw:start-shape="id26" draw:start-glue-point="10" draw:end-shape="id20" draw:end-glue-point="4" svg:d="M29200 84750l7399-5351" svg:viewBox="0 0 7400 5352">
          <text:p text:style-name="P9"><text:span text:style-name="T3">Initial</text:span></text:p>
        </draw:connector>
        <draw:custom-shape draw:style-name="gr5" draw:text-style-name="P6" xml:id="id56" draw:id="id56" draw:layer="layout" svg:width="0.5cm" svg:height="0.5cm" svg:x="76.8cm" svg:y="4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77.3cm" svg:y1="41.45cm" svg:x2="79.398cm" svg:y2="41.4cm" draw:start-shape="id56" draw:start-glue-point="10" draw:end-shape="id57" draw:end-glue-point="5" svg:d="M77300 41450l2098-50" svg:viewBox="0 0 2099 51">
          <text:p/>
        </draw:connector>
        <draw:g xml:id="id83" draw:id="id83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1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2">Move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874cm" svg:x1="27.401cm" svg:y1="28.197cm" svg:x2="55.601cm" svg:y2="10.799cm" draw:start-shape="id58" draw:start-glue-point="7" draw:end-shape="id59" draw:end-glue-point="6" svg:d="M27401 28197c0-7156 28200 1542 28200-17398" svg:viewBox="0 0 28201 17399">
          <text:p/>
        </draw:connector>
        <draw:custom-shape draw:style-name="gr5" draw:text-style-name="P6" xml:id="id61" draw:id="id61" draw:layer="layout" svg:width="0.5cm" svg:height="0.5cm" svg:x="25.8cm" svg:y="2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0" draw:id="id60" draw:layer="layout" svg:width="0.5cm" svg:height="0.5cm" svg:x="27.201cm" svg:y="22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27.451cm" svg:y1="22.599cm" svg:x2="27.45cm" svg:y2="23.498cm" draw:start-shape="id60" draw:start-glue-point="8" draw:end-shape="id58" draw:end-glue-point="0" svg:d="M27451 22599l-1 899" svg:viewBox="0 0 2 900">
          <text:p/>
        </draw:connector>
        <draw:connector draw:style-name="gr38" draw:text-style-name="P7" draw:layer="layout" draw:type="line" svg:x1="26.3cm" svg:y1="22.348cm" svg:x2="27.201cm" svg:y2="22.349cm" draw:start-shape="id61" draw:start-glue-point="10" draw:end-shape="id60" draw:end-glue-point="6" svg:d="M26300 22348l901 1" svg:viewBox="0 0 902 2">
          <text:p/>
        </draw:connector>
        <draw:connector draw:style-name="gr39" draw:text-style-name="P14" draw:layer="layout" draw:type="curve" svg:x1="65.698cm" svg:y1="10.798cm" svg:x2="27.451cm" svg:y2="22.099cm" draw:start-shape="id59" draw:start-glue-point="4" draw:end-shape="id60" draw:end-glue-point="4" svg:d="M65698 10798c0 8628-38247 2978-38247 11301" svg:viewBox="0 0 38248 11302">
          <text:p text:style-name="P9"><text:span text:style-name="T8">Key</text:span></text:p>
        </draw:connector>
        <draw:g xml:id="id62" draw:id="id62">
          <draw:g>
            <draw:custom-shape draw:style-name="gr16" draw:text-style-name="P10" draw:layer="layout" svg:width="0.8cm" svg:height="0.3cm" svg:x="29.001cm" svg:y="21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398cm">
              <text:p text:style-name="P9"><text:span text:style-name="T3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001cm" svg:y="21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9.801cm" svg:y="21.698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001cm" svg:y="2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1.201cm" svg:y="22.3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001cm" svg:y="22.3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0.101cm" svg:y="22.3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29.201cm" svg:y="23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001cm" svg:y="23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29.201cm" svg:y="23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29.001cm" svg:y1="21.999cm" svg:x2="27.701cm" svg:y2="22.349cm" draw:start-shape="id62" draw:start-glue-point="3" draw:end-shape="id60" draw:end-glue-point="10" svg:d="M29001 21999l-1300 350" svg:viewBox="0 0 1301 351">
          <text:p/>
        </draw:connector>
        <draw:connector draw:style-name="gr38" draw:text-style-name="P7" draw:layer="layout" draw:type="line" svg:x1="29.201cm" svg:y1="23.283cm" svg:x2="27.45cm" svg:y2="23.498cm" draw:end-shape="id58" svg:d="M29201 23283l-1751 215" svg:viewBox="0 0 1752 216">
          <text:p/>
        </draw:connector>
        <draw:connector draw:style-name="gr38" draw:text-style-name="P7" draw:layer="layout" draw:type="line" svg:x1="23.7cm" svg:y1="21.799cm" svg:x2="25.8cm" svg:y2="22.348cm" draw:start-shape="id63" draw:start-glue-point="1" svg:d="M23700 21799l2100 549" svg:viewBox="0 0 2101 550">
          <text:p/>
        </draw:connector>
        <draw:g xml:id="id63" draw:id="id63">
          <draw:g>
            <draw:custom-shape draw:style-name="gr16" draw:text-style-name="P10" draw:layer="layout" svg:width="0.8cm" svg:height="0.3cm" svg:x="20.4cm" svg:y="21.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198cm">
              <text:p text:style-name="P9"><text:span text:style-name="T3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1.5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1.4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1.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2.1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2.1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2.1cm">
                <text:p text:style-name="P9"><text:span text:style-name="T3">1.049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53.4cm" svg:y1="9.947cm" svg:x2="55.601cm" svg:y2="10.799cm" draw:start-shape="id64" draw:end-shape="id59" draw:end-glue-point="6" svg:d="M53400 9947l2201 852" svg:viewBox="0 0 2202 853">
          <text:p/>
        </draw:connector>
        <draw:connector draw:style-name="gr38" draw:text-style-name="P7" draw:layer="layout" draw:type="line" svg:x1="67.2cm" svg:y1="10.349cm" svg:x2="65.698cm" svg:y2="10.798cm" draw:start-shape="id65" draw:end-shape="id59" draw:end-glue-point="4" svg:d="M67200 10349l-1502 449" svg:viewBox="0 0 1503 450">
          <text:p/>
        </draw:connector>
        <draw:g xml:id="id66" draw:id="id66">
          <draw:g>
            <draw:custom-shape draw:style-name="gr16" draw:text-style-name="P10" draw:layer="layout" svg:width="0.8cm" svg:height="0.3cm" svg:x="63.6cm" svg:y="1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7" draw:layer="layout" draw:type="line" svg:x1="63.6cm" svg:y1="1.849cm" svg:x2="60.698cm" svg:y2="3cm" draw:start-shape="id66" draw:start-glue-point="3" draw:end-shape="id59" draw:end-glue-point="5" svg:d="M63600 1849l-2902 1151" svg:viewBox="0 0 2903 1152">
          <text:p/>
        </draw:connector>
        <draw:g xml:id="id65" draw:id="id65">
          <draw:g>
            <draw:custom-shape draw:style-name="gr16" draw:text-style-name="P10" draw:layer="layout" svg:width="0.8cm" svg:height="0.3cm" svg:x="67.2cm" svg:y="10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3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1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8" draw:id="id6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61.717cm" svg:y="27.502cm">
            <draw:text-box>
              <text:p text:style-name="P2"><text:span text:style-name="T2">Collect</text:span></text:p>
            </draw:text-box>
          </draw:frame>
          <draw:polygon draw:style-name="gr3" draw:text-style-name="P4" draw:layer="layout" svg:width="9.721cm" svg:height="7.479cm" svg:x="59.389cm" svg:y="24.8cm" svg:viewBox="0 0 9722 7480" draw:points="0,7480 9722,7480 4858,0">
            <text:p/>
          </draw:polygon>
          <draw:custom-shape draw:style-name="gr4" draw:text-style-name="P5" draw:layer="layout" svg:width="0.486cm" svg:height="0.5cm" svg:x="59cm" svg:y="32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9.014cm" svg:y="3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4.007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64cm" svg:y="28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62.3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7" draw:id="id67" draw:layer="layout" svg:width="0.5cm" svg:height="0.5cm" svg:x="64.001cm" svg:y="2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64.251cm" svg:y1="23.401cm" svg:x2="64.25cm" svg:y2="24.3cm" draw:start-shape="id67" draw:start-glue-point="8" draw:end-shape="id68" draw:end-glue-point="0" svg:d="M64251 23401l-1 899" svg:viewBox="0 0 2 900">
          <text:p/>
        </draw:connector>
        <draw:connector draw:style-name="gr38" draw:text-style-name="P7" draw:layer="layout" draw:type="line" svg:x1="62.8cm" svg:y1="23.15cm" svg:x2="64.001cm" svg:y2="23.151cm" draw:start-shape="id69" draw:start-glue-point="10" draw:end-shape="id67" draw:end-glue-point="6" svg:d="M62800 23150l1201 1" svg:viewBox="0 0 1202 2">
          <text:p/>
        </draw:connector>
        <draw:g xml:id="id70" draw:id="id70">
          <draw:g>
            <draw:custom-shape draw:style-name="gr16" draw:text-style-name="P10" draw:layer="layout" svg:width="0.8cm" svg:height="0.3cm" svg:x="66.501cm" svg:y="22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2cm">
              <text:p text:style-name="P9"><text:span text:style-name="T3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.501cm" svg:y="22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7.301cm" svg:y="22.5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.501cm" svg:y="22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8.701cm" svg:y="23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501cm" svg:y="23.1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7.601cm" svg:y="23.1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65.701cm" svg:y="23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501cm" svg:y="23.8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701cm" svg:y="23.8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66.501cm" svg:y1="22.801cm" svg:x2="64.502cm" svg:y2="23.151cm" draw:start-shape="id70" draw:start-glue-point="3" svg:d="M66501 22801l-1999 350" svg:viewBox="0 0 2000 351">
          <text:p/>
        </draw:connector>
        <draw:connector draw:style-name="gr38" draw:text-style-name="P7" draw:layer="layout" draw:type="line" svg:x1="65.701cm" svg:y1="24.085cm" svg:x2="64.251cm" svg:y2="24.336cm" svg:d="M65701 24085l-1450 251" svg:viewBox="0 0 1451 252">
          <text:p/>
        </draw:connector>
        <draw:connector draw:style-name="gr38" draw:text-style-name="P7" draw:layer="layout" draw:type="line" svg:x1="61.3cm" svg:y1="21.201cm" svg:x2="62.3cm" svg:y2="23.15cm" draw:start-shape="id71" draw:start-glue-point="1" svg:d="M61300 21201l1000 1949" svg:viewBox="0 0 1001 1950">
          <text:p/>
        </draw:connector>
        <draw:g xml:id="id71" draw:id="id71">
          <draw:g>
            <draw:custom-shape draw:style-name="gr16" draw:text-style-name="P10" draw:layer="layout" svg:width="0.8cm" svg:height="0.3cm" svg:x="58cm" svg:y="2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6cm">
              <text:p text:style-name="P9"><text:span text:style-name="T3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cm" svg:y="2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8cm" svg:y="20.9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cm" svg:y="2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0.2cm" svg:y="2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8cm" svg:y="21.5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9.1cm" svg:y="21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9.514cm" svg:x1="64.201cm" svg:y1="28.999cm" svg:x2="55.601cm" svg:y2="10.799cm" draw:start-shape="id68" draw:start-glue-point="7" draw:end-shape="id59" draw:end-glue-point="6" svg:d="M64201 28999c0-8116-8600 983-8600-18200" svg:viewBox="0 0 8601 18201">
          <text:p/>
        </draw:connector>
        <draw:connector draw:style-name="gr39" draw:text-style-name="P14" draw:layer="layout" draw:type="curve" svg:x1="65.698cm" svg:y1="10.798cm" svg:x2="64.251cm" svg:y2="22.901cm" draw:start-shape="id59" draw:start-glue-point="4" draw:end-shape="id67" draw:end-glue-point="4" svg:d="M65698 10798c0 9229-1447 3178-1447 12103" svg:viewBox="0 0 1448 12104">
          <text:p text:style-name="P9"><text:span text:style-name="T8">Key</text:span></text:p>
        </draw:connector>
        <draw:g xml:id="id73" draw:id="id73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317cm" svg:y="27.002cm">
            <draw:text-box>
              <text:p text:style-name="P2"><text:span text:style-name="T2">Target</text:span></text:p>
            </draw:text-box>
          </draw:frame>
          <draw:polygon draw:style-name="gr3" draw:text-style-name="P4" draw:layer="layout" svg:width="9.721cm" svg:height="7.479cm" svg:x="93.989cm" svg:y="24.3cm" svg:viewBox="0 0 9722 7480" draw:points="0,7480 9722,7480 4858,0">
            <text:p/>
          </draw:polygon>
          <draw:custom-shape draw:style-name="gr4" draw:text-style-name="P5" draw:layer="layout" svg:width="0.486cm" svg:height="0.5cm" svg:x="93.6cm" svg:y="31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3.614cm" svg:y="3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8.607cm" svg:y="2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8.6cm" svg:y="2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72" draw:id="id72" draw:layer="layout" svg:width="0.5cm" svg:height="0.5cm" svg:x="98.601cm" svg:y="2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7" draw:layer="layout" draw:type="line" svg:x1="98.851cm" svg:y1="22.901cm" svg:x2="98.85cm" svg:y2="23.8cm" draw:start-shape="id72" draw:start-glue-point="8" draw:end-shape="id73" draw:end-glue-point="0" svg:d="M98851 22901l-1 899" svg:viewBox="0 0 2 900">
          <text:p/>
        </draw:connector>
        <draw:g xml:id="id74" draw:id="id74">
          <draw:g>
            <draw:custom-shape draw:style-name="gr16" draw:text-style-name="P10" draw:layer="layout" svg:width="0.8cm" svg:height="0.3cm" svg:x="101.101cm" svg:y="21.7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1.7cm">
              <text:p text:style-name="P9"><text:span text:style-name="T3">Targ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101cm" svg:y="22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901cm" svg:y="22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101cm" svg:y="22.3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301cm" svg:y="22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101cm" svg:y="22.6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201cm" svg:y="22.6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6" draw:text-style-name="P10" draw:layer="layout" svg:width="0.8cm" svg:height="0.3cm" svg:x="100.301cm" svg:y="23.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1.101cm" svg:y="23.3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100.301cm" svg:y="23.3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layout" draw:type="line" svg:x1="101.101cm" svg:y1="22.301cm" svg:x2="99.102cm" svg:y2="22.651cm" draw:start-shape="id74" draw:start-glue-point="3" svg:d="M101101 22301l-1999 350" svg:viewBox="0 0 2000 351">
          <text:p/>
        </draw:connector>
        <draw:connector draw:style-name="gr38" draw:text-style-name="P7" draw:layer="layout" draw:type="line" svg:x1="100.301cm" svg:y1="23.585cm" svg:x2="98.851cm" svg:y2="23.836cm" svg:d="M100301 23585l-1450 251" svg:viewBox="0 0 1451 252">
          <text:p/>
        </draw:connector>
        <draw:connector draw:style-name="gr28" draw:text-style-name="P14" draw:layer="layout" draw:type="curve" draw:line-skew="-13.221cm" svg:x1="98.801cm" svg:y1="28.499cm" svg:x2="55.601cm" svg:y2="10.799cm" draw:start-shape="id73" draw:start-glue-point="7" draw:end-shape="id59" draw:end-glue-point="6" svg:d="M98801 28499c0-13677-43200-4827-43200-17700" svg:viewBox="0 0 43201 17701">
          <text:p/>
        </draw:connector>
        <draw:connector draw:style-name="gr39" draw:text-style-name="P14" draw:layer="layout" draw:type="curve" svg:x1="65.698cm" svg:y1="10.798cm" svg:x2="98.851cm" svg:y2="22.401cm" draw:start-shape="id59" draw:start-glue-point="4" draw:end-shape="id72" draw:end-glue-point="4" svg:d="M65698 10798c0 8854 33153 3053 33153 11603" svg:viewBox="0 0 33154 11604">
          <text:p text:style-name="P9"><text:span text:style-name="T8">Key</text:span></text:p>
        </draw:connector>
        <draw:g xml:id="id64" draw:id="id64">
          <draw:g>
            <draw:custom-shape draw:style-name="gr16" draw:text-style-name="P10" draw:layer="layout" svg:width="0.8cm" svg:height="0.3cm" svg:x="50.1cm" svg:y="9.4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3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3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9">0.01,0.01,0.001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28.773cm" svg:y1="84.573cm" svg:x2="22.401cm" svg:y2="31.597cm" draw:start-shape="id26" draw:start-glue-point="5" draw:end-shape="id58" draw:end-glue-point="4" svg:d="M28773 84573c0-45114-6372-18626-6372-52976" svg:viewBox="0 0 6373 52977">
          <text:p/>
        </draw:connector>
        <draw:g xml:id="id75" draw:id="id75">
          <draw:g>
            <draw:custom-shape draw:style-name="gr16" draw:text-style-name="P10" draw:layer="ConfigLayout" svg:width="0.8cm" svg:height="0.3cm" svg:x="18.7cm" svg:y="32.6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20.35cm" svg:y1="32.598cm" svg:x2="22.401cm" svg:y2="31.597cm" draw:start-shape="id75" draw:start-glue-point="0" draw:end-shape="id58" draw:end-glue-point="4" svg:d="M20350 32598l2051-1001" svg:viewBox="0 0 2052 1002">
          <text:p/>
        </draw:connector>
        <draw:connector draw:style-name="gr6" draw:text-style-name="P7" draw:layer="Config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76" draw:id="id76">
          <draw:g>
            <draw:custom-shape draw:style-name="gr16" draw:text-style-name="P10" draw:layer="ConfigLayout" svg:width="0.8cm" svg:height="0.3cm" svg:x="93.1cm" svg:y="106.7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3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3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6" draw:start-glue-point="3" draw:end-shape="id8" draw:end-glue-point="10" svg:d="M93100 107450l-2698 503" svg:viewBox="0 0 2699 504">
          <text:p/>
        </draw:connector>
        <draw:connector draw:style-name="gr28" draw:text-style-name="P14" draw:layer="ConfigLayout" draw:type="curve" svg:x1="32.499cm" svg:y1="31.597cm" svg:x2="90.152cm" svg:y2="107.703cm" draw:start-shape="id58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ConfigLayout" draw:type="curve" svg:x1="84.398cm" svg:y1="49.198cm" svg:x2="90.152cm" svg:y2="107.703cm" draw:start-shape="id57" draw:start-glue-point="4" draw:end-shape="id8" draw:end-glue-point="4" svg:d="M84398 49198c0 44031 5754 14779 5754 58505" svg:viewBox="0 0 5755 58506">
          <text:p/>
        </draw:connector>
        <draw:connector draw:style-name="gr28" draw:text-style-name="P14" xml:id="id95" draw:id="id95" draw:layer="layout" draw:type="curve" svg:x1="28.773cm" svg:y1="84.573cm" svg:x2="59.201cm" svg:y2="32.4cm" draw:start-shape="id26" draw:start-glue-point="5" svg:d="M28773 84573c0-39559 30428-13473 30428-52173" svg:viewBox="0 0 30429 52174">
          <text:p/>
        </draw:connector>
        <draw:connector draw:style-name="gr28" draw:text-style-name="P14" xml:id="id97" draw:id="id97" draw:layer="layout" draw:type="curve" svg:x1="69.3cm" svg:y1="32.4cm" svg:x2="43.35cm" svg:y2="36.199cm" svg:d="M69300 32400c-19462 0-6488 3799-25950 3799" svg:viewBox="0 0 25951 3800">
          <text:p/>
        </draw:connector>
        <draw:g xml:id="id77" draw:id="id77">
          <draw:g>
            <draw:custom-shape draw:style-name="gr16" draw:text-style-name="P10" draw:layer="ConfigLayout" svg:width="0.8cm" svg:height="0.3cm" svg:x="44.2cm" svg:y="37.4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3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3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3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6cm" draw:start-shape="id77" svg:d="M44200 38150l-673-1524" svg:viewBox="0 0 674 1525">
          <text:p/>
        </draw:connector>
        <draw:connector draw:style-name="gr21" draw:text-style-name="P10" draw:layer="ConfigLayout" draw:type="curve" svg:x1="27.45cm" svg:y1="23.498cm" svg:x2="42.152cm" svg:y2="35.001cm" draw:start-shape="id58" draw:start-glue-point="0" draw:end-shape="id78" draw:end-glue-point="4" svg:d="M27450 23498c0-751 14702-6503 14702 11503" svg:viewBox="0 0 14703 12968">
          <text:p/>
        </draw:connector>
        <draw:g xml:id="id79" draw:id="id79">
          <draw:g>
            <draw:custom-shape draw:style-name="gr16" draw:text-style-name="P10" draw:layer="ConfigLayout" svg:width="0.8cm" svg:height="0.3cm" svg:x="34.6cm" svg:y="35.2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3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3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3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3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3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3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3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3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3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1.975cm" svg:y2="35.428cm" draw:start-shape="id79" draw:start-glue-point="1" draw:end-shape="id78" draw:end-glue-point="7" svg:d="M37900 36401l4075-973" svg:viewBox="0 0 4076 974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6" draw:end-glue-point="4" svg:d="M40751 109101c0-38698 11851-12798 11851-51801" svg:viewBox="0 0 11852 51802">
          <text:p text:style-name="P9"><text:span text:style-name="T3">Reset</text:span></text:p>
        </draw:connector>
        <draw:connector draw:style-name="gr15" draw:text-style-name="P10" draw:layer="ConfigLayout" draw:type="curve" svg:x1="42.151cm" svg:y1="35.5cm" svg:x2="52.602cm" svg:y2="57.3cm" draw:end-shape="id46" draw:end-glue-point="4" svg:d="M42151 35500c7312 0 2087 21800 10451 21800" svg:viewBox="0 0 10452 21801">
          <text:p text:style-name="P9"><text:span text:style-name="T3">Active</text:span></text:p>
        </draw:connector>
        <draw:g xml:id="id49" draw:id="id49">
          <draw:g>
            <draw:custom-shape draw:style-name="gr16" draw:text-style-name="P10" draw:layer="ConfigLayout" svg:width="0.8cm" svg:height="0.3cm" svg:x="65.6cm" svg:y="55.3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3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3">5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3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3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80" draw:end-glue-point="3" svg:d="M40751 109101c0-38649 21936-12789 21936-51720" svg:viewBox="0 0 21937 51721">
          <text:p text:style-name="P9"><text:span text:style-name="T3">Reset</text:span></text:p>
        </draw:connector>
        <draw:connector draw:style-name="gr15" draw:text-style-name="P10" draw:layer="ConfigLayout" draw:type="curve" draw:line-skew="11.949cm" svg:x1="40.751cm" svg:y1="109.101cm" svg:x2="55.601cm" svg:y2="10.799cm" draw:start-shape="id5" draw:start-glue-point="4" draw:end-shape="id59" draw:end-glue-point="6" svg:d="M40751 109101c0-55651 14850-6501 14850-98302" svg:viewBox="0 0 14851 98303">
          <text:p text:style-name="P9"><text:span text:style-name="T3">Reset</text:span></text:p>
        </draw:connector>
        <draw:connector draw:style-name="gr28" draw:text-style-name="P14" draw:layer="layout" draw:type="curve" draw:line-skew="8.999cm" svg:x1="43.501cm" svg:y1="80.451cm" svg:x2="74.301cm" svg:y2="49.199cm" draw:start-shape="id29" draw:start-glue-point="10" draw:end-shape="id57" draw:end-glue-point="6" svg:d="M43501 80451c36448 0 21049-31252 30800-31252" svg:viewBox="0 0 30801 31253">
          <text:p/>
        </draw:connector>
        <draw:g xml:id="id57" draw:id="id5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76.817cm" svg:y="44.302cm">
            <draw:text-box>
              <text:p text:style-name="P2"><text:span text:style-name="T1">Atom</text:span></text:p>
              <text:p text:style-name="P2"><text:span text:style-name="T1">Offset</text:span></text:p>
            </draw:text-box>
          </draw:frame>
          <draw:polygon draw:style-name="gr3" draw:text-style-name="P4" draw:layer="layout" svg:width="9.721cm" svg:height="7.479cm" svg:x="74.489cm" svg:y="41.6cm" svg:viewBox="0 0 9722 7480" draw:points="0,7480 9722,7480 4858,0">
            <text:p/>
          </draw:polygon>
          <draw:custom-shape draw:style-name="gr4" draw:text-style-name="P5" draw:layer="layout" svg:width="0.486cm" svg:height="0.5cm" svg:x="74.1cm" svg:y="48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114cm" svg:y="4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9.107cm" svg:y="4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81.6cm" svg:y1="41.201cm" svg:x2="79.398cm" svg:y2="41.4cm" draw:start-shape="id81" draw:start-glue-point="3" draw:end-shape="id57" draw:end-glue-point="5" svg:d="M81600 41201l-2202 199" svg:viewBox="0 0 2203 200">
          <text:p/>
        </draw:connector>
        <draw:g xml:id="id93" draw:id="id93">
          <draw:g>
            <draw:custom-shape draw:style-name="gr16" draw:text-style-name="P10" draw:layer="ConfigLayout" svg:width="0.8cm" svg:height="0.3cm" svg:x="86.2cm" svg:y="4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7cm" svg:y="46.99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6.2cm" svg:y="47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8.4cm" svg:y="47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9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9cm">
                <text:p text:style-name="P9"><text:span text:style-name="T3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88.4cm" svg:y="47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7.6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7.6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86.2cm" svg:y="48.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5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8.8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8.8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88.4cm" svg:y="49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6.2cm" svg:y="49.1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7.3cm" svg:y="49.1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86.2cm" svg:y="47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81.6cm" svg:y="40.6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6cm">
              <text:p text:style-name="P9"><text:span text:style-name="T3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1.6cm" svg:y="40.9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4cm" svg:y="40.9cm">
              <text:p text:style-name="P9"><text:span text:style-name="T3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1.6cm" svg:y="41.2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3.8cm" svg:y="41.5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1.6cm" svg:y="41.502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7cm" svg:y="41.502cm">
                <text:p text:style-name="P9"><text:span text:style-name="T3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1" draw:id="id91">
          <draw:g>
            <draw:custom-shape draw:style-name="gr16" draw:text-style-name="P10" draw:layer="ConfigLayout" svg:width="0.8cm" svg:height="0.3cm" svg:x="71.6cm" svg:y="40.5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5cm">
              <text:p text:style-name="P9"><text:span text:style-name="T3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1.6cm" svg:y="40.8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2.4cm" svg:y="40.8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1.6cm" svg:y="41.1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3.8cm" svg:y="41.4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1.6cm" svg:y="41.4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2.7cm" svg:y="41.402cm">
                <text:p text:style-name="P9"><text:span text:style-name="T3">-0.05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9" draw:text-style-name="P14" draw:layer="layout" draw:type="curve" draw:line-skew="-12.275cm" svg:x1="65.698cm" svg:y1="10.798cm" svg:x2="79.35cm" svg:y2="41.1cm" draw:start-shape="id59" draw:start-glue-point="4" draw:end-shape="id57" draw:end-glue-point="0" svg:d="M65698 10798c0 4467 13652-10684 13652 30302" svg:viewBox="0 0 13653 30303">
          <text:p text:style-name="P9"><text:span text:style-name="T8">Key</text:span></text:p>
        </draw:connector>
        <draw:g xml:id="id84" draw:id="id84">
          <draw:g>
            <draw:custom-shape draw:style-name="gr16" draw:text-style-name="P10" draw:layer="ConfigLayout" svg:width="0.8cm" svg:height="0.3cm" svg:x="92.7cm" svg:y="55.6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2" draw:id="id82">
          <draw:g>
            <draw:custom-shape draw:style-name="gr16" draw:text-style-name="P10" draw:layer="ConfigLayout" svg:width="0.8cm" svg:height="0.3cm" svg:x="103.9cm" svg:y="48.2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3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2" draw:start-glue-point="3" draw:end-shape="id83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4" draw:start-glue-point="1" draw:end-shape="id83" draw:end-glue-point="6" svg:d="M96000 55751l1401 1348" svg:viewBox="0 0 1402 1349">
          <text:p/>
        </draw:connector>
        <draw:g xml:id="id85" draw:id="id85">
          <draw:g>
            <draw:custom-shape draw:style-name="gr16" draw:text-style-name="P10" draw:layer="ConfigLayout" svg:width="0.8cm" svg:height="0.3cm" svg:x="110.2cm" svg:y="54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3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3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5" draw:start-glue-point="3" draw:end-shape="id83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3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6" draw:id="id86">
          <draw:g>
            <draw:custom-shape draw:style-name="gr16" draw:text-style-name="P10" draw:layer="ConfigLayout" svg:width="0.8cm" svg:height="0.3cm" svg:x="77.3cm" svg:y="94.902cm">
              <text:p text:style-name="P9"><text:span text:style-name="T3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3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7" draw:id="id87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6" draw:start-glue-point="1" draw:end-shape="id87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7" draw:start-glue-point="8" draw:end-shape="id7" svg:d="M83450 96901l800 1702" svg:viewBox="0 0 801 1703">
          <text:p/>
        </draw:connector>
        <draw:g xml:id="id96" draw:id="id96">
          <draw:g>
            <draw:custom-shape draw:style-name="gr16" draw:text-style-name="P10" draw:layer="ConfigLayout" svg:width="0.8cm" svg:height="0.3cm" svg:x="69.3cm" svg:y="28.7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28.7cm">
              <text:p text:style-name="P9"><text:span text:style-name="T3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9.3cm" svg:y="29.0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1.5cm" svg:y="29.6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602cm">
                <text:p text:style-name="P9"><text:span text:style-name="T3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602cm">
                <text:p text:style-name="P9"><text:span text:style-name="T3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71.5cm" svg:y="29.3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29.302cm">
                <text:p text:style-name="P9"><text:span text:style-name="T3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302cm">
                <text:p text:style-name="P9"><text:span text:style-name="T3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29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69.3cm" svg:y="29.902cm">
                <text:p text:style-name="P9"><text:span text:style-name="T6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29.902cm">
                <text:p text:style-name="P9"><text:span text:style-name="T3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202cm">
                <text:p text:style-name="P9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2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502cm">
                <text:p text:style-name="P9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502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71.5cm" svg:y="30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9.3cm" svg:y="30.802cm">
                <text:p text:style-name="P9"><text:span text:style-name="T3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0.4cm" svg:y="30.802cm">
                <text:p text:style-name="P9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69.3cm" svg:y="28.7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11.031cm" svg:x1="21.827cm" svg:y1="70.373cm" svg:x2="98.601cm" svg:y2="22.651cm" draw:start-shape="id37" draw:start-glue-point="11" draw:end-shape="id72" draw:end-glue-point="6" svg:d="M21827 70373c74182 0 35796-47722 76774-47722" svg:viewBox="0 0 76775 47723">
          <text:p/>
        </draw:connector>
        <draw:g xml:id="id98" draw:id="id98">
          <draw:g>
            <draw:custom-shape draw:style-name="gr16" draw:text-style-name="P10" draw:layer="ConfigLayout" svg:width="0.8cm" svg:height="0.3cm" svg:x="33.4cm" svg:y="29.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2.151cm" svg:y1="35.5cm" svg:x2="36.599cm" svg:y2="79.399cm" draw:end-shape="id20" draw:end-glue-point="4" svg:d="M42151 35500c-3636 0-860 43899-5552 43899" svg:viewBox="0 0 5553 43900">
          <text:p text:style-name="P9"><text:span text:style-name="T3">Active</text:span></text:p>
        </draw:connector>
        <draw:connector draw:style-name="gr15" draw:text-style-name="P10" draw:layer="ConfigLayout" draw:type="curve" svg:x1="42.151cm" svg:y1="35.5cm" svg:x2="41.239cm" svg:y2="79.247cm" draw:end-shape="id27" draw:end-glue-point="5" svg:d="M42151 35500c0 32380-912 10507-912 43747" svg:viewBox="0 0 913 43748">
          <text:p text:style-name="P9"><text:span text:style-name="T3">Active</text:span></text:p>
        </draw:connector>
        <draw:connector draw:style-name="gr15" draw:text-style-name="P10" draw:layer="ConfigLayout" draw:type="curve" svg:x1="41.902cm" svg:y1="35.251cm" svg:x2="38.301cm" svg:y2="45.7cm" draw:start-shape="id78" draw:start-glue-point="6" draw:end-shape="id45" draw:end-glue-point="6" svg:d="M41902 35251c-6454 0-4654 10449-3601 10449" svg:viewBox="0 0 4659 10450">
          <text:p text:style-name="P9"><text:span text:style-name="T3">Active</text:span></text:p>
        </draw:connector>
        <draw:g xml:id="id92" draw:id="id92">
          <draw:g>
            <draw:custom-shape draw:style-name="gr16" draw:text-style-name="P10" draw:layer="ConfigLayout" svg:width="0.8cm" svg:height="0.3cm" svg:x="69.3cm" svg:y="47.8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70.1cm" svg:y="47.8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69.3cm" svg:y="47.8cm">
            <text:p/>
            <draw:enhanced-geometry svg:viewBox="0 0 21600 21600" draw:type="rectangle" draw:enhanced-path="M 0 0 L 21600 0 21600 21600 0 21600 0 0 Z N"/>
          </draw:custom-shape>
        </draw:g>
        <draw:g xml:id="id88" draw:id="id88">
          <draw:g>
            <draw:custom-shape draw:style-name="gr16" draw:text-style-name="P10" draw:layer="ConfigLayout" svg:width="0.8cm" svg:height="0.3cm" svg:x="37.5cm" svg:y="82.6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3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3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3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8" draw:start-glue-point="0" svg:d="M39150 82598l-33-2923" svg:viewBox="0 0 34 2924">
          <text:p/>
        </draw:connector>
        <draw:g xml:id="id50" draw:id="id50">
          <draw:g>
            <draw:custom-shape draw:style-name="gr16" draw:text-style-name="P10" draw:layer="ConfigLayout" svg:width="0.8cm" svg:height="0.3cm" svg:x="33.7cm" svg:y="45.201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2.152cm" svg:y1="35.501cm" svg:x2="39.295cm" svg:y2="79.249cm" draw:start-shape="id78" draw:start-glue-point="8" draw:end-shape="id44" draw:end-glue-point="11" svg:d="M42152 35501c0 32757-2857 10883-2857 43748" svg:viewBox="0 0 2858 43749">
          <text:p text:style-name="P9"><text:span text:style-name="T3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099cm" svg:x2="21.1cm" svg:y2="72.55cm" draw:start-shape="id89" draw:start-glue-point="1" draw:end-shape="id36" draw:end-glue-point="6" svg:d="M14600 74099l6500-1549" svg:viewBox="0 0 6501 155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3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3">Transfer</text:span></text:p>
        </draw:connector>
        <draw:g xml:id="id89" draw:id="id89">
          <draw:g>
            <draw:custom-shape draw:style-name="gr41" draw:text-style-name="P10" draw:layer="ConfigLayout" svg:width="1.988cm" svg:height="0.3cm" svg:x="6.4cm" svg:y="72.4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3">RecordQ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3">RecordQMNod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3">Key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3">Scor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3">Threshold</text:span></text:p>
                <draw:enhanced-geometry svg:viewBox="0 0 21600 21600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3">8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1.9cm" svg:x="14.291cm" svg:y="73.9cm">
                <text:p/>
                <draw:enhanced-geometry svg:viewBox="0 0 21600 21600" draw:type="rectangle" draw:enhanced-path="M 0 0 L 21600 0 21600 21600 0 21600 0 0 Z N"/>
              </draw:custom-shape>
              <draw:custom-shape draw:style-name="gr48" draw:text-style-name="P10" draw:layer="ConfigLayout" svg:width="0.867cm" svg:height="1.9cm" svg:x="6.4cm" svg:y="73.9cm">
                <text:p text:style-name="P9"><text:span text:style-name="T3">LinksList</text:span></text:p>
                <draw:enhanced-geometry svg:viewBox="0 0 21600 21600" draw:type="rectangle" draw:enhanced-path="M 0 0 L 21600 0 21600 21600 0 21600 0 0 Z N"/>
              </draw:custom-shape>
              <draw:custom-shape draw:style-name="gr49" draw:text-style-name="P10" draw:layer="ConfigLayout" svg:width="7.024cm" svg:height="1.9cm" svg:x="7.267cm" svg:y="73.9cm">
                <text:p text:style-name="P9"><text:span text:style-name="T3">Level^</text:span><text:span text:style-name="T3"><text:a xlink:href="data:0,SimTime" xlink:type="simple">Data:0,SimTime</text:a></text:span><text:span text:style-name="T3">^Data,MoveOutput^Parameters,</text:span></text:p>
                <text:p text:style-name="P9"><text:span text:style-name="T3">AmplitudeReference^Parameters,AmplitudeOutput^Parameters,</text:span></text:p>
                <text:p text:style-name="P9"><text:span text:style-name="T3">AtomOffsetRef^Parameters,MoveRef^Parameters,</text:span></text:p>
                <text:p text:style-name="P9"><text:span text:style-name="T3">CollectRef^Parameters,AtomOffsetOutput^Parameters,</text:span></text:p>
                <text:p text:style-name="P9"><text:span text:style-name="T3">TargetOutput^Parameters,LaserXVelocitySmooth^Parameters,</text:span></text:p>
                <text:p text:style-name="P9"><text:span text:style-name="T3">LaserXVelocityOutput^Parameters,LaserXAccelInput^Parameters,</text:span></text:p>
                <text:p text:style-name="P9"><text:span text:style-name="T3">LaserXAccelOutput^Parameters,SequenceInput^Parameters,</text:span></text:p>
                <text:p text:style-name="P9"><text:span text:style-name="T3">CollectOutput^Parameters,SimTime^Parameters,Reset^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3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3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3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3">0.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3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3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3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3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3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3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3" draw:id="id23">
          <draw:g>
            <draw:custom-shape draw:style-name="gr7" draw:text-style-name="P10" draw:layer="layout" svg:width="0.8cm" svg:height="0.3cm" svg:x="21.6cm" svg:y="81.902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1.9cm">
              <text:p text:style-name="P9"><text:span text:style-name="T3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1.6cm" svg:y="82.202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2.4cm" svg:y="82.2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1.6cm" svg:y="82.502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3.8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6cm" svg:y="82.80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2.7cm" svg:y="82.802cm">
                <text:p text:style-name="P9"><text:span text:style-name="T3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4" draw:id="id24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4" draw:start-glue-point="10" draw:end-shape="id29" draw:end-glue-point="6" svg:d="M28101 82751l14900-2300" svg:viewBox="0 0 14901 2301">
          <text:p text:style-name="P9"><text:span text:style-name="T10">1</text:span></text:p>
        </draw:connector>
        <draw:connector draw:style-name="gr11" draw:text-style-name="P19" draw:layer="layout" draw:type="line" svg:x1="29.2cm" svg:y1="84.75cm" svg:x2="43.074cm" svg:y2="80.628cm" draw:start-shape="id26" draw:start-glue-point="10" draw:end-shape="id29" draw:end-glue-point="7" svg:d="M29200 84750l13874-4122" svg:viewBox="0 0 13875 4123">
          <text:p text:style-name="P9"><text:span text:style-name="T10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6">Transfer</text:span></text:p>
        </draw:connector>
        <draw:custom-shape draw:style-name="gr5" draw:text-style-name="P6" xml:id="id44" draw:id="id44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4" draw:start-glue-point="10" svg:d="M39368 79426l1798-1" svg:viewBox="0 0 1799 2">
          <text:p/>
        </draw:connector>
        <draw:g xml:id="id46" draw:id="id4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1"/></text:p>
              <text:p text:style-name="P2"><text:span text:style-name="T1">LaserX</text:span></text:p>
              <text:p text:style-name="P2"><text:span text:style-name="T1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80" draw:id="id80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90" draw:id="id90" draw:layer="layout" svg:width="0.5cm" svg:height="0.5cm" svg:x="43.10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1cm" svg:y1="36.7cm" svg:x2="43.35cm" svg:y2="37.601cm" draw:start-shape="id90" draw:start-glue-point="8" draw:end-shape="id45" draw:end-glue-point="0" svg:d="M43351 36700l-1 901" svg:viewBox="0 0 2 902">
          <text:p/>
        </draw:connector>
        <draw:connector draw:style-name="gr13" draw:text-style-name="P10" draw:layer="layout" draw:type="line" svg:x1="42.329cm" svg:y1="35.428cm" svg:x2="43.174cm" svg:y2="36.273cm" draw:start-shape="id78" draw:start-glue-point="9" draw:end-shape="id90" draw:end-glue-point="5" svg:d="M42329 35428l845 845" svg:viewBox="0 0 846 846">
          <text:p text:style-name="P9"><text:span text:style-name="T3">Transfer</text:span></text:p>
        </draw:connector>
        <draw:custom-shape draw:style-name="gr5" draw:text-style-name="P6" xml:id="id78" draw:id="id78" draw:layer="layout" svg:width="0.5cm" svg:height="0.5cm" svg:x="41.902cm" svg:y="3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74.9cm" svg:y1="41.101cm" svg:x2="76.8cm" svg:y2="41.45cm" draw:start-shape="id91" draw:start-glue-point="1" draw:end-shape="id56" draw:end-glue-point="6" svg:d="M74900 41101l1900 349" svg:viewBox="0 0 1901 350">
          <text:p/>
        </draw:connector>
        <draw:connector draw:style-name="gr12" draw:text-style-name="P7" draw:layer="ConfigLayout" draw:type="line" svg:x1="72.6cm" svg:y1="47.951cm" svg:x2="74.301cm" svg:y2="49.199cm" draw:start-shape="id92" draw:start-glue-point="1" draw:end-shape="id57" draw:end-glue-point="6" svg:d="M72600 47951l1701 1248" svg:viewBox="0 0 1702 1249">
          <text:p/>
        </draw:connector>
        <draw:connector draw:style-name="gr12" draw:text-style-name="P7" draw:layer="ConfigLayout" draw:type="line" svg:x1="86.2cm" svg:y1="48.199cm" svg:x2="84.398cm" svg:y2="49.198cm" draw:start-shape="id93" draw:start-glue-point="3" draw:end-shape="id57" draw:end-glue-point="4" svg:d="M86200 48199l-1802 999" svg:viewBox="0 0 1803 1000">
          <text:p/>
        </draw:connector>
        <draw:g xml:id="id94" draw:id="id94">
          <draw:g>
            <draw:custom-shape draw:style-name="gr16" draw:text-style-name="P10" draw:layer="ConfigLayout" svg:width="0.8cm" svg:height="0.3cm" svg:x="56.7cm" svg:y="30.098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7.5cm" svg:y="30.096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6.7cm" svg:y="30.096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58.35cm" svg:y1="30.398cm" svg:x2="59.201cm" svg:y2="32.4cm" draw:start-shape="id94" draw:start-glue-point="2" draw:end-shape="id95" draw:end-glue-point="3" svg:d="M58350 30398l851 2002" svg:viewBox="0 0 852 2003">
          <text:p/>
        </draw:connector>
        <draw:connector draw:style-name="gr38" draw:text-style-name="P7" draw:layer="ConfigLayout" draw:type="line" svg:x1="70.95cm" svg:y1="31.102cm" svg:x2="69.3cm" svg:y2="32.4cm" draw:start-shape="id96" draw:start-glue-point="2" draw:end-shape="id97" draw:end-glue-point="2" svg:d="M70950 31102l-1650 1298" svg:viewBox="0 0 1651 1299">
          <text:p/>
        </draw:connector>
        <draw:connector draw:style-name="gr38" draw:text-style-name="P7" draw:layer="ConfigLayout" draw:type="line" svg:x1="35.05cm" svg:y1="30.1cm" svg:x2="32.499cm" svg:y2="31.597cm" draw:start-shape="id98" draw:start-glue-point="2" draw:end-shape="id58" draw:end-glue-point="5" svg:d="M35050 30100l-2551 1497" svg:viewBox="0 0 2552 1498">
          <text:p/>
        </draw:connector>
        <draw:connector draw:style-name="gr38" draw:text-style-name="P7" draw:layer="ConfigLayout" draw:type="line" svg:x1="92.25cm" svg:y1="30.302cm" svg:x2="93.801cm" svg:y2="31.899cm" draw:start-shape="id99" draw:start-glue-point="2" draw:end-shape="id73" draw:end-glue-point="4" svg:d="M92250 30302l1551 1597" svg:viewBox="0 0 1552 1598">
          <text:p/>
        </draw:connector>
        <draw:g xml:id="id99" draw:id="id99">
          <draw:g>
            <draw:custom-shape draw:style-name="gr16" draw:text-style-name="P10" draw:layer="ConfigLayout" svg:width="0.8cm" svg:height="0.3cm" svg:x="90.6cm" svg:y="30.0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4cm" svg:y="30cm">
              <text:p text:style-name="P9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0.6cm" svg:y="30cm">
            <text:p/>
            <draw:enhanced-geometry svg:viewBox="0 0 21600 21600" draw:type="rectangle" draw:enhanced-path="M 0 0 L 21600 0 21600 21600 0 21600 0 0 Z N"/>
          </draw:custom-shape>
        </draw:g>
        <draw:connector draw:style-name="gr38" draw:text-style-name="P7" draw:layer="ConfigLayout" draw:type="line" svg:x1="105.9cm" svg:y1="30.77cm" svg:x2="103.899cm" svg:y2="31.899cm" draw:start-shape="id100" draw:start-glue-point="3" draw:end-shape="id73" draw:end-glue-point="5" svg:d="M105900 30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0.201cm" svg:y1="86.751cm" svg:x2="97.401cm" svg:y2="57.099cm" draw:start-shape="id25" draw:start-glue-point="10" draw:end-shape="id83" draw:end-glue-point="6" svg:d="M30201 86751c59323 0 25724-29652 67200-29652" svg:viewBox="0 0 67201 29653">
          <text:p/>
        </draw:connector>
        <draw:custom-shape draw:style-name="gr5" draw:text-style-name="P6" xml:id="id25" draw:id="id25" draw:layer="layout" svg:width="0.5cm" svg:height="0.5cm" svg:x="29.701cm" svg:y="8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1" draw:id="id101">
          <draw:g>
            <draw:custom-shape draw:style-name="gr7" draw:text-style-name="P10" draw:layer="layout" svg:width="0.8cm" svg:height="0.3cm" svg:x="23.3cm" svg:y="86.3cm">
              <text:p text:style-name="P9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298cm">
              <text:p text:style-name="P9"><text:span text:style-name="T3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3cm" svg:y="86.6cm">
              <text:p text:style-name="P9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1cm" svg:y="86.598cm">
              <text:p text:style-name="P9"><text:span text:style-name="T3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3cm" svg:y="86.9cm">
              <text:p text:style-name="P9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5.5cm" svg:y="87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3cm" svg:y="87.2cm">
                <text:p text:style-name="P9"><text:span text:style-name="T3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4cm" svg:y="87.2cm">
                <text:p text:style-name="P9"><text:span text:style-name="T3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6.6cm" svg:y1="86.899cm" svg:x2="29.701cm" svg:y2="86.751cm" draw:start-shape="id101" draw:start-glue-point="1" draw:end-shape="id25" draw:end-glue-point="6" svg:d="M26600 86899l3101-148" svg:viewBox="0 0 3102 149">
          <text:p/>
        </draw:connector>
        <draw:connector draw:style-name="gr28" draw:text-style-name="P14" draw:layer="layout" draw:type="curve" svg:x1="107.498cm" svg:y1="57.098cm" svg:x2="84.298cm" svg:y2="98.903cm" draw:start-shape="id83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80" draw:start-glue-point="3" draw:end-shape="id8" draw:end-glue-point="4" svg:d="M62687 57381c0 37882 27465 12722 27465 50322" svg:viewBox="0 0 27466 50323">
          <text:p/>
        </draw:connector>
        <draw:g xml:id="id103" draw:id="id103">
          <draw:g>
            <draw:custom-shape draw:style-name="gr16" draw:text-style-name="P10" draw:layer="layout" svg:width="0.8cm" svg:height="0.3cm" svg:x="47.1cm" svg:y="81.202cm">
              <text:p text:style-name="P9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9cm" svg:y="81.2cm">
              <text:p text:style-name="P9"><text:span text:style-name="T3">AtomXOffsetLimit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1cm" svg:y="81.502cm">
              <text:p text:style-name="P9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7.9cm" svg:y="81.5cm">
              <text:p text:style-name="P9"><text:span text:style-name="T3">Limi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1cm" svg:y="81.802cm">
              <text:p text:style-name="P9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3cm" svg:y="82.4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1cm" svg:y="82.402cm">
                <text:p text:style-name="P9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82.402cm">
                <text:p text:style-name="P9"><text:span text:style-name="T3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9.3cm" svg:y="82.102cm">
                <text:p text:style-name="P9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1cm" svg:y="82.102cm">
                <text:p text:style-name="P9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82.102cm">
                <text:p text:style-name="P9"><text:span text:style-name="T3">-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02" draw:id="id102" draw:layer="ConfigLayout" svg:width="0.5cm" svg:height="0.5cm" svg:x="44.967cm" svg:y="80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3.428cm" svg:y1="80.628cm" svg:x2="45.04cm" svg:y2="81.048cm" draw:start-shape="id29" draw:start-glue-point="9" draw:end-shape="id102" draw:end-glue-point="5" svg:d="M43428 80628l1612 420" svg:viewBox="0 0 1613 421">
          <text:p/>
        </draw:connector>
        <draw:connector draw:style-name="gr12" draw:text-style-name="P7" draw:layer="ConfigLayout" draw:type="line" svg:x1="47.1cm" svg:y1="81.951cm" svg:x2="45.467cm" svg:y2="81.225cm" draw:start-shape="id103" draw:end-shape="id102" draw:end-glue-point="10" svg:d="M47100 81951l-1633-726" svg:viewBox="0 0 1634 7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07T16:49:02.422000000</dc:date>
    <meta:editing-duration>P1DT5H31M38S</meta:editing-duration>
    <meta:editing-cycles>185</meta:editing-cycles>
    <meta:document-statistic meta:object-count="1161"/>
  </office:meta>
</office:document-meta>
</file>